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e Size (millions)</text:p>
          </table:table-cell>
          <table:table-cell office:value-type="string" calcext:value-type="string">
            <text:p>Element Range (millions)</text:p>
          </table:table-cell>
          <table:table-cell office:value-type="string" calcext:value-type="string">
            <text:p>Cycles (millions)</text:p>
          </table:table-cell>
          <table:table-cell office:value-type="string" calcext:value-type="string">
            <text:p>AVL Insert (s)</text:p>
          </table:table-cell>
          <table:table-cell office:value-type="string" calcext:value-type="string">
            <text:p>RB Insert (s)</text:p>
          </table:table-cell>
          <table:table-cell office:value-type="string" calcext:value-type="string">
            <text:p>AVL Cycle (s)</text:p>
          </table:table-cell>
          <table:table-cell office:value-type="string" calcext:value-type="string">
            <text:p>RB Cycle (s)</text:p>
          </table:table-cell>
          <table:table-cell office:value-type="string" calcext:value-type="string">
            <text:p>AVL IPL</text:p>
          </table:table-cell>
          <table:table-cell office:value-type="string" calcext:value-type="string">
            <text:p>RB IPL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03861" calcext:value-type="float">
            <text:p>5.03861</text:p>
          </table:table-cell>
          <table:table-cell office:value-type="float" office:value="7.114" calcext:value-type="float">
            <text:p>7.114</text:p>
          </table:table-cell>
          <table:table-cell office:value-type="float" office:value="1.10183" calcext:value-type="float">
            <text:p>1.10183</text:p>
          </table:table-cell>
          <table:table-cell office:value-type="float" office:value="1.99189" calcext:value-type="float">
            <text:p>1.99189</text:p>
          </table:table-cell>
          <table:table-cell office:value-type="float" office:value="19.3945" calcext:value-type="float">
            <text:p>19.3945</text:p>
          </table:table-cell>
          <table:table-cell office:value-type="float" office:value="23.8081" calcext:value-type="float">
            <text:p>23.808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3251" calcext:value-type="float">
            <text:p>10.3251</text:p>
          </table:table-cell>
          <table:table-cell office:value-type="float" office:value="18.3245" calcext:value-type="float">
            <text:p>18.3245</text:p>
          </table:table-cell>
          <table:table-cell office:value-type="float" office:value="1.09729" calcext:value-type="float">
            <text:p>1.09729</text:p>
          </table:table-cell>
          <table:table-cell office:value-type="float" office:value="2.37876" calcext:value-type="float">
            <text:p>2.37876</text:p>
          </table:table-cell>
          <table:table-cell office:value-type="float" office:value="19.4146" calcext:value-type="float">
            <text:p>19.4146</text:p>
          </table:table-cell>
          <table:table-cell office:value-type="float" office:value="24.8907" calcext:value-type="float">
            <text:p>24.890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1525" calcext:value-type="float">
            <text:p>15.1525</text:p>
          </table:table-cell>
          <table:table-cell office:value-type="float" office:value="32.1257" calcext:value-type="float">
            <text:p>32.1257</text:p>
          </table:table-cell>
          <table:table-cell office:value-type="float" office:value="1.15665" calcext:value-type="float">
            <text:p>1.15665</text:p>
          </table:table-cell>
          <table:table-cell office:value-type="float" office:value="2.65847" calcext:value-type="float">
            <text:p>2.65847</text:p>
          </table:table-cell>
          <table:table-cell office:value-type="float" office:value="19.4094" calcext:value-type="float">
            <text:p>19.4094</text:p>
          </table:table-cell>
          <table:table-cell office:value-type="float" office:value="25.5237" calcext:value-type="float">
            <text:p>25.52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376" calcext:value-type="float">
            <text:p>21.3376</text:p>
          </table:table-cell>
          <table:table-cell office:value-type="float" office:value="47.7488" calcext:value-type="float">
            <text:p>47.7488</text:p>
          </table:table-cell>
          <table:table-cell office:value-type="float" office:value="1.08469" calcext:value-type="float">
            <text:p>1.08469</text:p>
          </table:table-cell>
          <table:table-cell office:value-type="float" office:value="2.79784" calcext:value-type="float">
            <text:p>2.79784</text:p>
          </table:table-cell>
          <table:table-cell office:value-type="float" office:value="19.4072" calcext:value-type="float">
            <text:p>19.4072</text:p>
          </table:table-cell>
          <table:table-cell office:value-type="float" office:value="25.9633" calcext:value-type="float">
            <text:p>25.96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0402" calcext:value-type="float">
            <text:p>28.0402</text:p>
          </table:table-cell>
          <table:table-cell office:value-type="float" office:value="65.9552" calcext:value-type="float">
            <text:p>65.9552</text:p>
          </table:table-cell>
          <table:table-cell office:value-type="float" office:value="1.25187" calcext:value-type="float">
            <text:p>1.25187</text:p>
          </table:table-cell>
          <table:table-cell office:value-type="float" office:value="3.17164" calcext:value-type="float">
            <text:p>3.17164</text:p>
          </table:table-cell>
          <table:table-cell office:value-type="float" office:value="19.4416" calcext:value-type="float">
            <text:p>19.4416</text:p>
          </table:table-cell>
          <table:table-cell office:value-type="float" office:value="26.3022" calcext:value-type="float">
            <text:p>26.302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1373" calcext:value-type="float">
            <text:p>31.1373</text:p>
          </table:table-cell>
          <table:table-cell office:value-type="float" office:value="80.1995" calcext:value-type="float">
            <text:p>80.1995</text:p>
          </table:table-cell>
          <table:table-cell office:value-type="float" office:value="1.21784" calcext:value-type="float">
            <text:p>1.21784</text:p>
          </table:table-cell>
          <table:table-cell office:value-type="float" office:value="3.19596" calcext:value-type="float">
            <text:p>3.19596</text:p>
          </table:table-cell>
          <table:table-cell office:value-type="float" office:value="19.4428" calcext:value-type="float">
            <text:p>19.4428</text:p>
          </table:table-cell>
          <table:table-cell office:value-type="float" office:value="26.6482" calcext:value-type="float">
            <text:p>26.648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.7856" calcext:value-type="float">
            <text:p>37.7856</text:p>
          </table:table-cell>
          <table:table-cell office:value-type="float" office:value="94.1377" calcext:value-type="float">
            <text:p>94.1377</text:p>
          </table:table-cell>
          <table:table-cell office:value-type="float" office:value="1.18093" calcext:value-type="float">
            <text:p>1.18093</text:p>
          </table:table-cell>
          <table:table-cell office:value-type="float" office:value="3.13779" calcext:value-type="float">
            <text:p>3.13779</text:p>
          </table:table-cell>
          <table:table-cell office:value-type="float" office:value="19.443" calcext:value-type="float">
            <text:p>19.443</text:p>
          </table:table-cell>
          <table:table-cell office:value-type="float" office:value="26.8312" calcext:value-type="float">
            <text:p>26.831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6404" calcext:value-type="float">
            <text:p>41.6404</text:p>
          </table:table-cell>
          <table:table-cell office:value-type="float" office:value="112.988" calcext:value-type="float">
            <text:p>112.988</text:p>
          </table:table-cell>
          <table:table-cell office:value-type="float" office:value="1.09468" calcext:value-type="float">
            <text:p>1.09468</text:p>
          </table:table-cell>
          <table:table-cell office:value-type="float" office:value="3.55469" calcext:value-type="float">
            <text:p>3.55469</text:p>
          </table:table-cell>
          <table:table-cell office:value-type="float" office:value="19.4209" calcext:value-type="float">
            <text:p>19.4209</text:p>
          </table:table-cell>
          <table:table-cell office:value-type="float" office:value="27.0036" calcext:value-type="float">
            <text:p>27.003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.5839" calcext:value-type="float">
            <text:p>47.5839</text:p>
          </table:table-cell>
          <table:table-cell office:value-type="float" office:value="133.823" calcext:value-type="float">
            <text:p>133.823</text:p>
          </table:table-cell>
          <table:table-cell office:value-type="float" office:value="1.21362" calcext:value-type="float">
            <text:p>1.21362</text:p>
          </table:table-cell>
          <table:table-cell office:value-type="float" office:value="3.28676" calcext:value-type="float">
            <text:p>3.28676</text:p>
          </table:table-cell>
          <table:table-cell office:value-type="float" office:value="19.42" calcext:value-type="float">
            <text:p>19.42</text:p>
          </table:table-cell>
          <table:table-cell office:value-type="float" office:value="27.1394" calcext:value-type="float">
            <text:p>27.139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.3265" calcext:value-type="float">
            <text:p>56.3265</text:p>
          </table:table-cell>
          <table:table-cell office:value-type="float" office:value="149.312" calcext:value-type="float">
            <text:p>149.312</text:p>
          </table:table-cell>
          <table:table-cell office:value-type="float" office:value="1.20664" calcext:value-type="float">
            <text:p>1.20664</text:p>
          </table:table-cell>
          <table:table-cell office:value-type="float" office:value="3.77492" calcext:value-type="float">
            <text:p>3.77492</text:p>
          </table:table-cell>
          <table:table-cell office:value-type="float" office:value="19.4302" calcext:value-type="float">
            <text:p>19.4302</text:p>
          </table:table-cell>
          <table:table-cell office:value-type="float" office:value="27.3256" calcext:value-type="float">
            <text:p>27.32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e Size (millions)</text:p>
          </table:table-cell>
          <table:table-cell office:value-type="string" calcext:value-type="string">
            <text:p>Element Range (millions)</text:p>
          </table:table-cell>
          <table:table-cell office:value-type="string" calcext:value-type="string">
            <text:p>Cycles (s)</text:p>
          </table:table-cell>
          <table:table-cell office:value-type="string" calcext:value-type="string">
            <text:p>AVL Insert (s)</text:p>
          </table:table-cell>
          <table:table-cell office:value-type="string" calcext:value-type="string">
            <text:p>RB Insert (s)</text:p>
          </table:table-cell>
          <table:table-cell office:value-type="string" calcext:value-type="string">
            <text:p>AVL Cycle</text:p>
          </table:table-cell>
          <table:table-cell office:value-type="string" calcext:value-type="string">
            <text:p>RB Cycle</text:p>
          </table:table-cell>
          <table:table-cell office:value-type="string" calcext:value-type="string">
            <text:p>AVL IPL</text:p>
          </table:table-cell>
          <table:table-cell office:value-type="string" calcext:value-type="string">
            <text:p>RB IPL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.17341" calcext:value-type="float">
            <text:p>9.17341</text:p>
          </table:table-cell>
          <table:table-cell office:value-type="float" office:value="35.0668" calcext:value-type="float">
            <text:p>35.0668</text:p>
          </table:table-cell>
          <table:table-cell office:value-type="float" office:value="0.411088" calcext:value-type="float">
            <text:p>0.411088</text:p>
          </table:table-cell>
          <table:table-cell office:value-type="float" office:value="1.77198" calcext:value-type="float">
            <text:p>1.77198</text:p>
          </table:table-cell>
          <table:table-cell office:value-type="float" office:value="12.6587" calcext:value-type="float">
            <text:p>12.6587</text:p>
          </table:table-cell>
          <table:table-cell office:value-type="float" office:value="26.3937" calcext:value-type="float">
            <text:p>26.39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.5126" calcext:value-type="float">
            <text:p>13.5126</text:p>
          </table:table-cell>
          <table:table-cell office:value-type="float" office:value="67.1272" calcext:value-type="float">
            <text:p>67.1272</text:p>
          </table:table-cell>
          <table:table-cell office:value-type="float" office:value="0.591297" calcext:value-type="float">
            <text:p>0.591297</text:p>
          </table:table-cell>
          <table:table-cell office:value-type="float" office:value="2.94647" calcext:value-type="float">
            <text:p>2.94647</text:p>
          </table:table-cell>
          <table:table-cell office:value-type="float" office:value="16.0303" calcext:value-type="float">
            <text:p>16.0303</text:p>
          </table:table-cell>
          <table:table-cell office:value-type="float" office:value="26.3794" calcext:value-type="float">
            <text:p>26.379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5955" calcext:value-type="float">
            <text:p>24.5955</text:p>
          </table:table-cell>
          <table:table-cell office:value-type="float" office:value="59.185" calcext:value-type="float">
            <text:p>59.185</text:p>
          </table:table-cell>
          <table:table-cell office:value-type="float" office:value="1.05834" calcext:value-type="float">
            <text:p>1.05834</text:p>
          </table:table-cell>
          <table:table-cell office:value-type="float" office:value="2.85487" calcext:value-type="float">
            <text:p>2.85487</text:p>
          </table:table-cell>
          <table:table-cell office:value-type="float" office:value="19.4231" calcext:value-type="float">
            <text:p>19.4231</text:p>
          </table:table-cell>
          <table:table-cell office:value-type="float" office:value="26.2936" calcext:value-type="float">
            <text:p>26.293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.4822" calcext:value-type="float">
            <text:p>54.4822</text:p>
          </table:table-cell>
          <table:table-cell office:value-type="float" office:value="49.7962" calcext:value-type="float">
            <text:p>49.7962</text:p>
          </table:table-cell>
          <table:table-cell office:value-type="float" office:value="2.31018" calcext:value-type="float">
            <text:p>2.31018</text:p>
          </table:table-cell>
          <table:table-cell office:value-type="float" office:value="2.47148" calcext:value-type="float">
            <text:p>2.47148</text:p>
          </table:table-cell>
          <table:table-cell office:value-type="float" office:value="22.8332" calcext:value-type="float">
            <text:p>22.8332</text:p>
          </table:table-cell>
          <table:table-cell office:value-type="float" office:value="26.1827" calcext:value-type="float">
            <text:p>26.182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2.239" calcext:value-type="float">
            <text:p>62.239</text:p>
          </table:table-cell>
          <table:table-cell office:value-type="float" office:value="47.8191" calcext:value-type="float">
            <text:p>47.8191</text:p>
          </table:table-cell>
          <table:table-cell office:value-type="float" office:value="2.90701" calcext:value-type="float">
            <text:p>2.90701</text:p>
          </table:table-cell>
          <table:table-cell office:value-type="float" office:value="2.55913" calcext:value-type="float">
            <text:p>2.55913</text:p>
          </table:table-cell>
          <table:table-cell office:value-type="float" office:value="23.9368" calcext:value-type="float">
            <text:p>23.9368</text:p>
          </table:table-cell>
          <table:table-cell office:value-type="float" office:value="26.1311" calcext:value-type="float">
            <text:p>26.1311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6.3717" calcext:value-type="float">
            <text:p>66.3717</text:p>
          </table:table-cell>
          <table:table-cell office:value-type="float" office:value="47.7403" calcext:value-type="float">
            <text:p>47.7403</text:p>
          </table:table-cell>
          <table:table-cell office:value-type="float" office:value="3.63411" calcext:value-type="float">
            <text:p>3.63411</text:p>
          </table:table-cell>
          <table:table-cell office:value-type="float" office:value="3.00604" calcext:value-type="float">
            <text:p>3.00604</text:p>
          </table:table-cell>
          <table:table-cell office:value-type="float" office:value="24.4857" calcext:value-type="float">
            <text:p>24.4857</text:p>
          </table:table-cell>
          <table:table-cell office:value-type="float" office:value="26.1041" calcext:value-type="float">
            <text:p>26.104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8.8249" calcext:value-type="float">
            <text:p>68.8249</text:p>
          </table:table-cell>
          <table:table-cell office:value-type="float" office:value="47.8643" calcext:value-type="float">
            <text:p>47.8643</text:p>
          </table:table-cell>
          <table:table-cell office:value-type="float" office:value="4.28335" calcext:value-type="float">
            <text:p>4.28335</text:p>
          </table:table-cell>
          <table:table-cell office:value-type="float" office:value="3.55383" calcext:value-type="float">
            <text:p>3.55383</text:p>
          </table:table-cell>
          <table:table-cell office:value-type="float" office:value="24.6748" calcext:value-type="float">
            <text:p>24.6748</text:p>
          </table:table-cell>
          <table:table-cell office:value-type="float" office:value="26.1239" calcext:value-type="float">
            <text:p>26.123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9.5393" calcext:value-type="float">
            <text:p>69.5393</text:p>
          </table:table-cell>
          <table:table-cell office:value-type="float" office:value="47.6676" calcext:value-type="float">
            <text:p>47.6676</text:p>
          </table:table-cell>
          <table:table-cell office:value-type="float" office:value="4.92254" calcext:value-type="float">
            <text:p>4.92254</text:p>
          </table:table-cell>
          <table:table-cell office:value-type="float" office:value="4.08461" calcext:value-type="float">
            <text:p>4.08461</text:p>
          </table:table-cell>
          <table:table-cell office:value-type="float" office:value="24.8081" calcext:value-type="float">
            <text:p>24.8081</text:p>
          </table:table-cell>
          <table:table-cell office:value-type="float" office:value="26.0858" calcext:value-type="float">
            <text:p>26.08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71.5141" calcext:value-type="float">
            <text:p>71.5141</text:p>
          </table:table-cell>
          <table:table-cell office:value-type="float" office:value="47.3454" calcext:value-type="float">
            <text:p>47.3454</text:p>
          </table:table-cell>
          <table:table-cell office:value-type="float" office:value="8.17575" calcext:value-type="float">
            <text:p>8.17575</text:p>
          </table:table-cell>
          <table:table-cell office:value-type="float" office:value="7.28723" calcext:value-type="float">
            <text:p>7.28723</text:p>
          </table:table-cell>
          <table:table-cell office:value-type="float" office:value="25.0414" calcext:value-type="float">
            <text:p>25.0414</text:p>
          </table:table-cell>
          <table:table-cell office:value-type="float" office:value="26.1326" calcext:value-type="float">
            <text:p>26.132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72.4057" calcext:value-type="float">
            <text:p>72.4057</text:p>
          </table:table-cell>
          <table:table-cell office:value-type="float" office:value="47.6865" calcext:value-type="float">
            <text:p>47.6865</text:p>
          </table:table-cell>
          <table:table-cell office:value-type="float" office:value="13.5415" calcext:value-type="float">
            <text:p>13.5415</text:p>
          </table:table-cell>
          <table:table-cell office:value-type="float" office:value="12.8023" calcext:value-type="float">
            <text:p>12.8023</text:p>
          </table:table-cell>
          <table:table-cell office:value-type="float" office:value="25.1265" calcext:value-type="float">
            <text:p>25.1265</text:p>
          </table:table-cell>
          <table:table-cell office:value-type="float" office:value="26.1197" calcext:value-type="float">
            <text:p>26.11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ree Size (millions)</text:p>
          </table:table-cell>
          <table:table-cell office:value-type="string" calcext:value-type="string">
            <text:p>Element Range (millions)</text:p>
          </table:table-cell>
          <table:table-cell office:value-type="string" calcext:value-type="string">
            <text:p>Cycles (millions)</text:p>
          </table:table-cell>
          <table:table-cell office:value-type="string" calcext:value-type="string">
            <text:p>AVL Insert (s)</text:p>
          </table:table-cell>
          <table:table-cell office:value-type="string" calcext:value-type="string">
            <text:p>RB Insert (s)</text:p>
          </table:table-cell>
          <table:table-cell office:value-type="string" calcext:value-type="string">
            <text:p>AVL Cycle</text:p>
          </table:table-cell>
          <table:table-cell office:value-type="string" calcext:value-type="string">
            <text:p>RB Cycle</text:p>
          </table:table-cell>
          <table:table-cell office:value-type="string" calcext:value-type="string">
            <text:p>AVL IPL</text:p>
          </table:table-cell>
          <table:table-cell office:value-type="string" calcext:value-type="string">
            <text:p>RB IPL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.5846" calcext:value-type="float">
            <text:p>24.5846</text:p>
          </table:table-cell>
          <table:table-cell office:value-type="float" office:value="59.2442" calcext:value-type="float">
            <text:p>59.2442</text:p>
          </table:table-cell>
          <table:table-cell office:value-type="float" office:value="10.4717" calcext:value-type="float">
            <text:p>10.4717</text:p>
          </table:table-cell>
          <table:table-cell office:value-type="float" office:value="28.6577" calcext:value-type="float">
            <text:p>28.6577</text:p>
          </table:table-cell>
          <table:table-cell office:value-type="float" office:value="19.4123" calcext:value-type="float">
            <text:p>19.4123</text:p>
          </table:table-cell>
          <table:table-cell office:value-type="float" office:value="26.2899" calcext:value-type="float">
            <text:p>26.289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.791" calcext:value-type="float">
            <text:p>24.791</text:p>
          </table:table-cell>
          <table:table-cell office:value-type="float" office:value="59.2127" calcext:value-type="float">
            <text:p>59.2127</text:p>
          </table:table-cell>
          <table:table-cell office:value-type="float" office:value="21.2053" calcext:value-type="float">
            <text:p>21.2053</text:p>
          </table:table-cell>
          <table:table-cell office:value-type="float" office:value="57.9962" calcext:value-type="float">
            <text:p>57.9962</text:p>
          </table:table-cell>
          <table:table-cell office:value-type="float" office:value="19.4246" calcext:value-type="float">
            <text:p>19.4246</text:p>
          </table:table-cell>
          <table:table-cell office:value-type="float" office:value="26.3118" calcext:value-type="float">
            <text:p>26.311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.3237" calcext:value-type="float">
            <text:p>24.3237</text:p>
          </table:table-cell>
          <table:table-cell office:value-type="float" office:value="59.155" calcext:value-type="float">
            <text:p>59.155</text:p>
          </table:table-cell>
          <table:table-cell office:value-type="float" office:value="31.0263" calcext:value-type="float">
            <text:p>31.0263</text:p>
          </table:table-cell>
          <table:table-cell office:value-type="float" office:value="86.4871" calcext:value-type="float">
            <text:p>86.4871</text:p>
          </table:table-cell>
          <table:table-cell office:value-type="float" office:value="19.409" calcext:value-type="float">
            <text:p>19.409</text:p>
          </table:table-cell>
          <table:table-cell office:value-type="float" office:value="26.267" calcext:value-type="float">
            <text:p>26.2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.9191" calcext:value-type="float">
            <text:p>24.9191</text:p>
          </table:table-cell>
          <table:table-cell office:value-type="float" office:value="59.7368" calcext:value-type="float">
            <text:p>59.7368</text:p>
          </table:table-cell>
          <table:table-cell office:value-type="float" office:value="39.8881" calcext:value-type="float">
            <text:p>39.8881</text:p>
          </table:table-cell>
          <table:table-cell office:value-type="float" office:value="116.522" calcext:value-type="float">
            <text:p>116.522</text:p>
          </table:table-cell>
          <table:table-cell office:value-type="float" office:value="19.4745" calcext:value-type="float">
            <text:p>19.4745</text:p>
          </table:table-cell>
          <table:table-cell office:value-type="float" office:value="26.3234" calcext:value-type="float">
            <text:p>26.323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.7003" calcext:value-type="float">
            <text:p>24.7003</text:p>
          </table:table-cell>
          <table:table-cell office:value-type="float" office:value="59.1445" calcext:value-type="float">
            <text:p>59.1445</text:p>
          </table:table-cell>
          <table:table-cell office:value-type="float" office:value="52.3586" calcext:value-type="float">
            <text:p>52.3586</text:p>
          </table:table-cell>
          <table:table-cell office:value-type="float" office:value="145.018" calcext:value-type="float">
            <text:p>145.018</text:p>
          </table:table-cell>
          <table:table-cell office:value-type="float" office:value="19.4035" calcext:value-type="float">
            <text:p>19.4035</text:p>
          </table:table-cell>
          <table:table-cell office:value-type="float" office:value="26.2774" calcext:value-type="float">
            <text:p>26.277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.959" calcext:value-type="float">
            <text:p>24.959</text:p>
          </table:table-cell>
          <table:table-cell office:value-type="float" office:value="59.8021" calcext:value-type="float">
            <text:p>59.8021</text:p>
          </table:table-cell>
          <table:table-cell office:value-type="float" office:value="63.5122" calcext:value-type="float">
            <text:p>63.5122</text:p>
          </table:table-cell>
          <table:table-cell office:value-type="float" office:value="176.681" calcext:value-type="float">
            <text:p>176.681</text:p>
          </table:table-cell>
          <table:table-cell office:value-type="float" office:value="19.4644" calcext:value-type="float">
            <text:p>19.4644</text:p>
          </table:table-cell>
          <table:table-cell office:value-type="float" office:value="26.376" calcext:value-type="float">
            <text:p>26.3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59.4153" calcext:value-type="float">
            <text:p>59.4153</text:p>
          </table:table-cell>
          <table:table-cell office:value-type="float" office:value="72.4445" calcext:value-type="float">
            <text:p>72.4445</text:p>
          </table:table-cell>
          <table:table-cell office:value-type="float" office:value="203.796" calcext:value-type="float">
            <text:p>203.796</text:p>
          </table:table-cell>
          <table:table-cell office:value-type="float" office:value="19.4116" calcext:value-type="float">
            <text:p>19.4116</text:p>
          </table:table-cell>
          <table:table-cell office:value-type="float" office:value="26.3525" calcext:value-type="float">
            <text:p>26.35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.7259" calcext:value-type="float">
            <text:p>24.7259</text:p>
          </table:table-cell>
          <table:table-cell office:value-type="float" office:value="59.3868" calcext:value-type="float">
            <text:p>59.3868</text:p>
          </table:table-cell>
          <table:table-cell office:value-type="float" office:value="83.8295" calcext:value-type="float">
            <text:p>83.8295</text:p>
          </table:table-cell>
          <table:table-cell office:value-type="float" office:value="233.17" calcext:value-type="float">
            <text:p>233.17</text:p>
          </table:table-cell>
          <table:table-cell office:value-type="float" office:value="19.3922" calcext:value-type="float">
            <text:p>19.3922</text:p>
          </table:table-cell>
          <table:table-cell office:value-type="float" office:value="26.305" calcext:value-type="float">
            <text:p>26.3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4.3805" calcext:value-type="float">
            <text:p>24.3805</text:p>
          </table:table-cell>
          <table:table-cell office:value-type="float" office:value="59.0522" calcext:value-type="float">
            <text:p>59.0522</text:p>
          </table:table-cell>
          <table:table-cell office:value-type="float" office:value="92.7387" calcext:value-type="float">
            <text:p>92.7387</text:p>
          </table:table-cell>
          <table:table-cell office:value-type="float" office:value="260.98" calcext:value-type="float">
            <text:p>260.98</text:p>
          </table:table-cell>
          <table:table-cell office:value-type="float" office:value="19.4507" calcext:value-type="float">
            <text:p>19.4507</text:p>
          </table:table-cell>
          <table:table-cell office:value-type="float" office:value="26.2841" calcext:value-type="float">
            <text:p>26.284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4.5236" calcext:value-type="float">
            <text:p>24.5236</text:p>
          </table:table-cell>
          <table:table-cell office:value-type="float" office:value="59.159" calcext:value-type="float">
            <text:p>59.159</text:p>
          </table:table-cell>
          <table:table-cell office:value-type="float" office:value="103.806" calcext:value-type="float">
            <text:p>103.806</text:p>
          </table:table-cell>
          <table:table-cell office:value-type="float" office:value="290.944" calcext:value-type="float">
            <text:p>290.944</text:p>
          </table:table-cell>
          <table:table-cell office:value-type="float" office:value="19.4324" calcext:value-type="float">
            <text:p>19.4324</text:p>
          </table:table-cell>
          <table:table-cell office:value-type="float" office:value="26.2787" calcext:value-type="float">
            <text:p>26.2787</text:p>
          </table:table-cell>
        </table:table-row>
      </table:table>
      <table:named-expressions/>
      <table:database-ranges>
        <table:database-range table:name="__Anonymous_Sheet_DB__0" table:target-range-address="Sheet1.E4:Sheet1.J4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3:14:36.074291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4-04-17T15:53:59.077305475</dc:date>
    <meta:editing-duration>PT2H48M32S</meta:editing-duration>
    <meta:editing-cycles>7</meta:editing-cycles>
    <meta:document-statistic meta:table-count="1" meta:cell-count="297" meta:object-count="0"/>
  </office:meta>
</office:document-meta>
</file>